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 <office:annotation office:name="__Fieldmark__4_1833023242"><dc:creator>Miklos</dc:creator><dc:date>2012-07-09T07:35:00</dc:date><text:sender-initials>M</text:sender-initials><text:p>First comment.</text:p></office:annotation>comment<office:annotation-end office:name="__Fieldmark__4_1833023242"/> cc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</meta:initial-creator>
    <dc:creator>Miklos</dc:creator>
    <meta:editing-cycles>2</meta:editing-cycles>
    <meta:creation-date>2012-07-09T05:34:00</meta:creation-date>
    <dc:date>2012-07-12T09:27:00</dc:date>
    <meta:editing-duration>PT2S</meta:editing-duration>
    <meta:generator>LibreOffice/3.7$Linux_X86_64 LibreOffice_project/a56114</meta:generator>
    <meta:document-statistic meta:table-count="0" meta:image-count="0" meta:object-count="0" meta:page-count="1" meta:paragraph-count="1" meta:word-count="5" meta:character-count="18" meta:non-whitespace-character-count="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